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text-properties fo:color="#c9211e" loext:opacity="100%" style:font-name="Nimbus Mono PS" fo:font-size="24pt" officeooo:rsid="0027dc0e" officeooo:paragraph-rsid="0027dc0e" style:font-size-asian="24pt" style:font-size-complex="24pt"/>
    </style:style>
    <style:style style:name="P2" style:family="paragraph" style:parent-style-name="Standard">
      <style:text-properties style:font-name="Nimbus Mono PS" fo:font-size="11pt" officeooo:rsid="001bdd52" officeooo:paragraph-rsid="001bdd52" style:font-size-asian="11pt" style:font-size-complex="11pt"/>
    </style:style>
    <style:style style:name="P3" style:family="paragraph" style:parent-style-name="Standard">
      <style:text-properties style:font-name="Nimbus Mono PS" fo:font-size="11pt" style:text-underline-style="solid" style:text-underline-width="auto" style:text-underline-color="font-color" officeooo:rsid="001bdd52" officeooo:paragraph-rsid="001bdd52" style:font-size-asian="11pt" style:font-size-complex="11pt"/>
    </style:style>
    <style:style style:name="P4" style:family="paragraph" style:parent-style-name="Standard">
      <style:text-properties style:font-name="Nimbus Mono PS" fo:font-size="11pt" officeooo:rsid="001bdd52" officeooo:paragraph-rsid="001c702d" style:font-size-asian="11pt" style:font-size-complex="11pt"/>
    </style:style>
    <style:style style:name="P5" style:family="paragraph" style:parent-style-name="Standard">
      <style:text-properties style:font-name="Nimbus Mono PS" fo:font-size="11pt" officeooo:rsid="001c702d" officeooo:paragraph-rsid="001c702d" style:font-size-asian="11pt" style:font-size-complex="11pt"/>
    </style:style>
    <style:style style:name="P6" style:family="paragraph" style:parent-style-name="Standard">
      <style:text-properties style:font-name="Nimbus Mono PS" fo:font-size="11pt" officeooo:rsid="001dcd1b" officeooo:paragraph-rsid="001dcd1b" style:font-size-asian="11pt" style:font-size-complex="11pt"/>
    </style:style>
    <style:style style:name="P7" style:family="paragraph" style:parent-style-name="Standard">
      <style:text-properties style:font-name="Nimbus Mono PS" fo:font-size="11pt" officeooo:rsid="001bdd52" officeooo:paragraph-rsid="001dcd1b" style:font-size-asian="11pt" style:font-size-complex="11pt"/>
    </style:style>
    <style:style style:name="P8" style:family="paragraph" style:parent-style-name="Standard">
      <style:text-properties officeooo:rsid="001bdd52" officeooo:paragraph-rsid="001bdd52"/>
    </style:style>
    <style:style style:name="P9" style:family="paragraph" style:parent-style-name="Standard">
      <style:text-properties style:font-name="Nimbus Mono PS" fo:font-size="11pt" officeooo:rsid="00227719" officeooo:paragraph-rsid="0027dc0e" style:font-size-asian="11pt" style:font-size-complex="11pt"/>
    </style:style>
    <style:style style:name="P10" style:family="paragraph" style:parent-style-name="Standard">
      <style:text-properties style:font-name="Nimbus Mono PS" fo:font-size="11pt" style:text-underline-style="solid" style:text-underline-width="auto" style:text-underline-color="font-color" officeooo:rsid="001dcd1b" officeooo:paragraph-rsid="001dcd1b" style:font-size-asian="11pt" style:font-size-complex="11pt"/>
    </style:style>
    <style:style style:name="P11" style:family="paragraph" style:parent-style-name="Standard">
      <style:text-properties style:font-name="Nimbus Mono PS" fo:font-size="11pt" officeooo:rsid="002370dc" officeooo:paragraph-rsid="002370dc" style:font-size-asian="11pt" style:font-size-complex="11pt"/>
    </style:style>
    <style:style style:name="P12" style:family="paragraph" style:parent-style-name="Standard">
      <style:text-properties style:font-name="Nimbus Mono PS" fo:font-size="11pt" officeooo:rsid="0024a027" officeooo:paragraph-rsid="0024a027" style:font-size-asian="11pt" style:font-size-complex="11pt"/>
    </style:style>
    <style:style style:name="P13" style:family="paragraph" style:parent-style-name="Standard">
      <style:text-properties style:font-name="Nimbus Mono PS" fo:font-size="11pt" style:text-underline-style="solid" style:text-underline-width="auto" style:text-underline-color="font-color" officeooo:rsid="001fc6d7" officeooo:paragraph-rsid="001fc6d7" style:font-size-asian="11pt" style:font-size-complex="11pt"/>
    </style:style>
    <style:style style:name="P14" style:family="paragraph" style:parent-style-name="Standard">
      <style:text-properties style:font-name="Nimbus Mono PS" fo:font-size="11pt" officeooo:rsid="001fc6d7" officeooo:paragraph-rsid="00222e49" style:font-size-asian="11pt" style:font-size-complex="11pt"/>
    </style:style>
    <style:style style:name="P15" style:family="paragraph" style:parent-style-name="Standard">
      <style:text-properties style:font-name="Nimbus Mono PS" fo:font-size="11pt" officeooo:rsid="001fc6d7" officeooo:paragraph-rsid="001fc6d7" style:font-size-asian="11pt" style:font-size-complex="11pt"/>
    </style:style>
    <style:style style:name="P16" style:family="paragraph" style:parent-style-name="Standard">
      <style:text-properties style:font-name="Nimbus Mono PS" fo:font-size="11pt" officeooo:rsid="0021a18d" officeooo:paragraph-rsid="0021a18d" style:font-size-asian="11pt" style:font-size-complex="11pt"/>
    </style:style>
    <style:style style:name="P17" style:family="paragraph" style:parent-style-name="Standard">
      <style:text-properties style:font-name="Nimbus Mono PS" fo:font-size="11pt" officeooo:rsid="001bdd52" officeooo:paragraph-rsid="001fc6d7" style:font-size-asian="11pt" style:font-size-complex="11pt"/>
    </style:style>
    <style:style style:name="P18" style:family="paragraph" style:parent-style-name="Standard">
      <style:text-properties style:font-name="Nimbus Mono PS" fo:font-size="11pt" officeooo:rsid="00227719" officeooo:paragraph-rsid="00227719" style:font-size-asian="11pt" style:font-size-complex="11pt"/>
    </style:style>
    <style:style style:name="P19" style:family="paragraph" style:parent-style-name="Standard">
      <style:text-properties style:font-name="Nimbus Mono PS" fo:font-size="11pt" officeooo:rsid="001bdd52" officeooo:paragraph-rsid="0021a18d" style:font-size-asian="11pt" style:font-size-complex="11pt"/>
    </style:style>
    <style:style style:name="P20" style:family="paragraph" style:parent-style-name="Standard">
      <style:text-properties style:font-name="Nimbus Mono PS" fo:font-size="11pt" style:text-underline-style="solid" style:text-underline-width="auto" style:text-underline-color="font-color" officeooo:rsid="00227719" officeooo:paragraph-rsid="00227719" style:font-size-asian="11pt" style:font-size-complex="11pt"/>
    </style:style>
    <style:style style:name="P21" style:family="paragraph" style:parent-style-name="Standard">
      <style:text-properties style:font-name="Nimbus Mono PS" fo:font-size="11pt" officeooo:rsid="002370dc" officeooo:paragraph-rsid="0024a027" style:font-size-asian="11pt" style:font-size-complex="11pt"/>
    </style:style>
    <style:style style:name="P22" style:family="paragraph" style:parent-style-name="Standard">
      <style:text-properties style:font-name="Nimbus Mono PS" fo:font-size="11pt" officeooo:rsid="001bdd52" officeooo:paragraph-rsid="002370dc" style:font-size-asian="11pt" style:font-size-complex="11pt"/>
    </style:style>
    <style:style style:name="P23" style:family="paragraph" style:parent-style-name="Standard">
      <style:text-properties style:font-name="Nimbus Mono PS" fo:font-size="11pt" style:text-underline-style="solid" style:text-underline-width="auto" style:text-underline-color="font-color" officeooo:rsid="00222e49" officeooo:paragraph-rsid="00222e49" style:font-size-asian="11pt" style:font-size-complex="11pt"/>
    </style:style>
    <style:style style:name="P24" style:family="paragraph" style:parent-style-name="Standard">
      <style:text-properties style:font-name="Nimbus Mono PS" fo:font-size="11pt" officeooo:rsid="00222e49" officeooo:paragraph-rsid="00222e49" style:font-size-asian="11pt" style:font-size-complex="11pt"/>
    </style:style>
    <style:style style:name="P25" style:family="paragraph" style:parent-style-name="Standard">
      <style:text-properties style:font-name="Nimbus Mono PS" fo:font-size="11pt" officeooo:rsid="002370dc" officeooo:paragraph-rsid="00222e49" style:font-size-asian="11pt" style:font-size-complex="11pt"/>
    </style:style>
    <style:style style:name="P26" style:family="paragraph" style:parent-style-name="Standard">
      <style:text-properties style:font-name="Nimbus Mono PS" fo:font-size="11pt" style:text-underline-style="solid" style:text-underline-width="auto" style:text-underline-color="font-color" officeooo:rsid="0028f174" officeooo:paragraph-rsid="0028f174" style:font-size-asian="11pt" style:font-size-complex="11pt"/>
    </style:style>
    <style:style style:name="P27" style:family="paragraph" style:parent-style-name="Standard">
      <style:text-properties style:font-name="Nimbus Mono PS" fo:font-size="11pt" style:text-underline-style="none" officeooo:rsid="0028f174" officeooo:paragraph-rsid="0028f174" style:font-size-asian="11pt" style:font-size-complex="11pt"/>
    </style:style>
    <style:style style:name="P28" style:family="paragraph" style:parent-style-name="Standard">
      <style:text-properties style:font-name="Nimbus Mono PS" fo:font-size="11pt" officeooo:rsid="0027dc0e" officeooo:paragraph-rsid="0027dc0e" style:font-size-asian="11pt" style:font-size-complex="11pt"/>
    </style:style>
    <style:style style:name="P29" style:family="paragraph" style:parent-style-name="Standard">
      <style:text-properties style:font-name="Nimbus Mono PS" fo:font-size="11pt" style:text-underline-style="solid" style:text-underline-width="auto" style:text-underline-color="font-color" officeooo:rsid="002a1477" officeooo:paragraph-rsid="002a1477" style:font-size-asian="11pt" style:font-size-complex="11pt"/>
    </style:style>
    <style:style style:name="P30" style:family="paragraph" style:parent-style-name="Standard">
      <style:text-properties style:font-name="Nimbus Mono PS" fo:font-size="11pt" officeooo:rsid="002a1477" officeooo:paragraph-rsid="002a1477" style:font-size-asian="11pt" style:font-size-complex="11pt"/>
    </style:style>
    <style:style style:name="T1" style:family="text">
      <style:text-properties officeooo:rsid="001c702d"/>
    </style:style>
    <style:style style:name="T2" style:family="text">
      <style:text-properties officeooo:rsid="0027dc0e"/>
    </style:style>
    <style:style style:name="T3" style:family="text">
      <style:text-properties officeooo:rsid="001fc6d7"/>
    </style:style>
    <style:style style:name="T4" style:family="text">
      <style:text-properties officeooo:rsid="00256740"/>
    </style:style>
    <style:style style:name="T5" style:family="text">
      <style:text-properties officeooo:rsid="001dcd1b"/>
    </style:style>
    <style:style style:name="T6" style:family="text">
      <style:text-properties style:font-name="Nimbus Mono PS" fo:font-size="11pt" style:font-size-asian="11pt" style:font-size-complex="11pt"/>
    </style:style>
    <style:style style:name="T7" style:family="text">
      <style:text-properties style:font-name="Nimbus Mono PS" fo:font-size="11pt" officeooo:rsid="00222e49" style:font-size-asian="11pt" style:font-size-complex="11pt"/>
    </style:style>
    <style:style style:name="T8" style:family="text">
      <style:text-properties style:font-name="Nimbus Mono PS" fo:font-size="11pt" officeooo:rsid="001c702d" style:font-size-asian="11pt" style:font-size-complex="11pt"/>
    </style:style>
    <style:style style:name="T9" style:family="text">
      <style:text-properties style:font-name="Nimbus Mono PS" fo:font-size="11pt" officeooo:rsid="001dcd1b" style:font-size-asian="11pt" style:font-size-complex="11pt"/>
    </style:style>
    <style:style style:name="T10" style:family="text">
      <style:text-properties style:font-name="Nimbus Mono PS" fo:font-size="11pt" officeooo:rsid="0027dc0e" style:font-size-asian="11pt" style:font-size-complex="11pt"/>
    </style:style>
    <style:style style:name="T11" style:family="text">
      <style:text-properties style:font-name="Nimbus Mono PS" fo:font-size="11pt" officeooo:rsid="001fc6d7" style:font-size-asian="11pt" style:font-size-complex="11pt"/>
    </style:style>
    <style:style style:name="T12" style:family="text">
      <style:text-properties officeooo:rsid="002370dc"/>
    </style:style>
    <style:style style:name="T13" style:family="text">
      <style:text-properties officeooo:rsid="0024a027"/>
    </style:style>
    <style:style style:name="T14" style:family="text">
      <style:text-properties officeooo:rsid="0021a18d"/>
    </style:style>
    <style:style style:name="T15" style:family="text">
      <style:text-properties officeooo:rsid="00222e49"/>
    </style:style>
    <style:style style:name="T16" style:family="text">
      <style:text-properties officeooo:rsid="00227719"/>
    </style:style>
    <style:style style:name="T17" style:family="text">
      <style:text-properties officeooo:rsid="002820d5"/>
    </style:style>
    <style:style style:name="T18" style:family="text">
      <style:text-properties fo:font-style="italic" style:font-style-asian="italic" style:font-style-complex="italic"/>
    </style:style>
    <style:style style:name="T19" style:family="text">
      <style:text-properties officeooo:rsid="002a1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omamunda!</text:p>
      <text:p text:style-name="P2"/>
      <text:p text:style-name="P3">Introduction</text:p>
      <text:p text:style-name="P4"><text:span text:style-name="T1">It is time to flesh out the rules of the upcoming Chromanaut </text:span><text:span text:style-name="T2">N</text:span><text:span text:style-name="T1">ecromunda campai</text:span><text:span text:style-name="T3">g</text:span><text:span text:style-name="T1">n!!!</text:span></text:p>
      <text:p text:style-name="P4"/>
      <text:p text:style-name="P4"><text:span text:style-name="T1">The campaign will consist of a </text:span>Dominion campai<text:span text:style-name="T1">g</text:span>n, <text:span text:style-name="T1">a vicious fight between underhive gangs for the control of territory, corpse-starch and glory!</text:span></text:p>
      <text:p text:style-name="P2"/>
      <text:p text:style-name="P3">Mindset</text:p>
      <text:p text:style-name="P4">In true <text:span text:style-name="T4">C</text:span>hromanaut spirit, the focus of this campaign is first and foremost the creative and narrative process and secondarily the gaming. The aim of this campaign is to create and tell stories together. When creating your gang, try to build a <text:span text:style-name="T5">basic, </text:span>varied and interesting loadout instead of focusing <text:span text:style-name="T1">on min/maxing your gang. That being said, the power-level of individual gangers and equipment varies considerably in </text:span><text:span text:style-name="T4">N</text:span><text:span text:style-name="T1">ecromunda and we understand that building your gang is a balance between aesthetics and degrees of uselessness. </text:span></text:p>
      <text:p text:style-name="P5">However, if faced with a choice between two identical highest tier weapons, or one highest tier and one second highest tier, we strongly encourage you to choose variety. </text:p>
      <text:p text:style-name="P6">The ruleset is very open to create rulebending and overpowered gangs, if you happen to stumble upon an obviously gamey build somewhere in <text:span text:style-name="T2">a demented</text:span> corner of the internet, please refrain from using it in this campaign.</text:p>
      <text:p text:style-name="P7"/>
      <text:p text:style-name="P3">Rule-set</text:p>
      <text:p text:style-name="P8"><text:span text:style-name="T6">The campaign will be </text:span><text:span text:style-name="T7">a dominion campaign b</text:span><text:span text:style-name="T6">ased on the rule-set described in “</text:span><text:a xlink:type="simple" xlink:href="https://www.necroraw.ru/" text:style-name="Internet_20_link" text:visited-style-name="Visited_20_Internet_20_Link"><text:span text:style-name="T6">https://www.necroraw.ru/</text:span></text:a><text:span text:style-name="T6">”. </text:span><text:span text:style-name="T8">If </text:span><text:span text:style-name="T9">both </text:span><text:span text:style-name="T10">players in a game</text:span><text:span text:style-name="T9"> </text:span><text:span text:style-name="T8">wish to deviate from the rules </text:span><text:span text:style-name="T9">you can do so freely if both agree. However, the necroraw rules trump deviations. </text:span><text:span text:style-name="T11">A</text:span><text:span text:style-name="T9">s an example, if one player wants to use a custom process for setting up the battlefield, and the other player wants to use the rules as described in necroraw, the necroraw rules must be followed. </text:span></text:p>
      <text:p text:style-name="P9">If you disagree about the rules, and an arbit<text:span text:style-name="T2">rat</text:span>or is nearby, he can be consulted, the decision of an arbit<text:span text:style-name="T2">rat</text:span>or is final. Consulting an arbit<text:span text:style-name="T2">rat</text:span>or requires the decision of both players, any disagreement can be resolved with a <text:span text:style-name="T2">dice roll.</text:span></text:p>
      <text:p text:style-name="P2"/>
      <text:p text:style-name="P10">Dates <text:span text:style-name="T12">and time-frames</text:span></text:p>
      <text:p text:style-name="P6">The <text:span text:style-name="T13">opening ceremony of the </text:span>campaign will be <text:span text:style-name="T13">held</text:span> <text:span text:style-name="T13">Saturday</text:span> the 09/11/2024, <text:span text:style-name="T14">at 10:00.</text:span> At this date <text:span text:style-name="T14">and time</text:span>, <text:span text:style-name="T3">the number of territories and territory types will be decided. In addition, the ambition is that as many as possible can play their first game in the campaign. </text:span></text:p>
      <text:p text:style-name="P11">Each cycle, except the downtime will last one month, downtime will last a week. Each player is expected to play <text:span text:style-name="T13">two games in each cycle. </text:span></text:p>
      <text:p text:style-name="P12">The closing ceremony will be held Saturday the 17/05/25 at 10:00.</text:p>
      <text:p text:style-name="P6"/>
      <text:p text:style-name="P6"/>
      <text:p text:style-name="P6"/>
      <text:p text:style-name="P13"><text:soft-page-break/>Cycles</text:p>
      <text:p text:style-name="P14">In each cycle when challenging an opponent, you can only challenge unchallenged opponents. Each player can only make one challenge in each cycle. The aim is that each player plays two games pr cycle. If, for unforeseen reasons, all players have been challenged, an opponent can be challenged a second time but is free to decline this challenge without penalty. </text:p>
      <text:p text:style-name="P15"/>
      <text:p text:style-name="P13">Post-Battle sequence</text:p>
      <text:p text:style-name="P15">Overview of the territories is the responsibility of the arbit<text:span text:style-name="T2">rat</text:span>or. The rest of the post-battle sequence is the responsibility of the <text:span text:style-name="T2">individual </text:span>player. </text:p>
      <text:p text:style-name="P15"/>
      <text:p text:style-name="P16">When assigning/reassigning territory, send a message via messenger to Alexander in order to register the result. If you do not send a message, the result is annulled, and the rest of the post action sequence is to be annulled as well. If two pairs of players fight over the same territory, the one who send the first message, get to assign the territory and the second pair of players must chose a different territory.</text:p>
      <text:p text:style-name="P17"/>
      <text:p text:style-name="P3">How to participate</text:p>
      <text:p text:style-name="P16">Send a messenger message to Alexander, which includes a picture of your gang(does not have to be painted, but must be assembled) and the gang faction. In addition, a payment of 100 kr must be send <text:span text:style-name="T15">to the mobilepay box: 6442XD and named chromamunda with your name as a note.</text:span></text:p>
      <text:p text:style-name="P18">The gang picture, as well as gang and player first name name will be announced in the Chromanaut facebook group. </text:p>
      <text:p text:style-name="P19"/>
      <text:p text:style-name="P20">Prizes <text:span text:style-name="T12">and closing ceremony</text:span></text:p>
      <text:p text:style-name="P21">The <text:span text:style-name="T2">entry fee</text:span> payed by the participants will be spend on prizes. 2/3 of the prize-money will be spend on an award for the best sculpted and painted gang, 1/3 of the prize-money will be spend on <text:s/>an award to the player with the most triumphs, as described in the ‘running the campaign’ section of the necroraw rules. </text:p>
      <text:p text:style-name="P21"/>
      <text:p text:style-name="P21">A closing ceremony will be held <text:span text:style-name="T13">Saturday the 17/05/25 at 10:00. </text:span>when all cycles have been played. <text:span text:style-name="T13">Every player is invited to show up with the gang used in the campaign. The gangs will be judged based on the quality of painting, kitbashing and sculpting. One winner will be decided. </text:span></text:p>
      <text:p text:style-name="P22"/>
      <text:p text:style-name="P3"><text:span text:style-name="T16">P</text:span>hysical resources</text:p>
      <text:p text:style-name="P18"><text:span text:style-name="T2">Thanks to Alvaro, Paul and </text:span><text:span text:style-name="T17">J</text:span><text:span text:style-name="T2">akob, w</text:span>e have tables, and terrain at the atrium at <text:span text:style-name="T2">C</text:span>hromanaut. Feel free to use these. Only use stuff that is marked as free to use and only use them within the confines of our cave. </text:p>
      <text:p text:style-name="P2"/>
      <text:p text:style-name="P23">Online re<text:span text:style-name="T16">s</text:span>our<text:span text:style-name="T16">c</text:span>es</text:p>
      <text:p text:style-name="P24">Ruleset: Highly encourage you to read the rules, and campaign section for the dominion campaign. </text:p>
      <text:p text:style-name="P24">https://www.necroraw.ru/</text:p>
      <text:p text:style-name="P24"><text:soft-page-break/></text:p>
      <text:p text:style-name="P24">Gangbuilding: <text:span text:style-name="T16">Makes it a lot easier to build and manage your gangs. </text:span></text:p>
      <text:p text:style-name="P24">https://<text:span text:style-name="T16">www.</text:span>yaktribe.games/</text:p>
      <text:p text:style-name="P25"/>
      <text:p text:style-name="P26">General principles</text:p>
      <text:p text:style-name="P27">Weapons load-out and armor must be obvious, if this is not obvious on your miniature, it is you responsibility to inform your opponent of deviations before game start. If asked, you are obliged to give correct information regarding weapon and armor load-out, but not wargear. </text:p>
      <text:p text:style-name="P26"/>
      <text:p text:style-name="P26">Tactics cards</text:p>
      <text:p text:style-name="P27">A tactics cards deck consists of 12 cards. </text:p>
      <text:p text:style-name="P28">Tactics cards: <text:span text:style-name="T18">Click</text:span>, <text:span text:style-name="T18">dangerous footing</text:span> and <text:span text:style-name="T18">history of violence</text:span> have been banned. </text:p>
      <text:p text:style-name="P28"/>
      <text:p text:style-name="P29">Suggestions for alternative scenarios</text:p>
      <text:p text:style-name="P30">53. Meat for the grinder.</text:p>
      <text:p text:style-name="P30">75. Dome rush.</text:p>
      <text:p text:style-name="P30">88. Market Mayhem.</text:p>
      <text:p text:style-name="P28"/>
      <text:p text:style-name="P26">Palanite enforcers</text:p>
      <text:p text:style-name="P27">Can have territories.</text:p>
      <text:p text:style-name="P27"/>
      <text:p text:style-name="P26">Ending note</text:p>
      <text:p text:style-name="P27">Remember, the initial aim of this campaign is <text:span text:style-name="T19">for us to</text:span> learn the rules, <text:span text:style-name="T19">afterwards, when people feel comfortable about their gang and the rules, additional rules such as house favors and subplots might be added</text:span>. The rules are complicated, and the first games will take a lot of time and require patience. </text:p>
      <text:p text:style-name="P27">Necromunda was never designed to be a balanced game. </text:p>
      <text:p text:style-name="P27">When the games begin, it is very difficult not to become competitive, but it is essential to remember that the game is not designed to balance the gangs, the matchups or the weapons. There is a very big strategic element to the game, but in some games <text:span text:style-name="T19">the odds are so heavily against you that success might simply be to reduce the number of taken out gang members.</text:span></text:p>
      <text:p text:style-name="P27"/>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0:55:13.321360806</meta:creation-date>
    <dc:date>2024-11-14T19:20:38.001153173</dc:date>
    <meta:editing-duration>PT18M30S</meta:editing-duration>
    <meta:editing-cycles>4</meta:editing-cycles>
    <meta:generator>LibreOffice/24.8.2.1$Linux_X86_64 LibreOffice_project/0f794b6e29741098670a3b95d60478a65d05ef13</meta:generator>
    <meta:document-statistic meta:table-count="0" meta:image-count="0" meta:object-count="0" meta:page-count="3" meta:paragraph-count="49" meta:word-count="1032" meta:character-count="6105" meta:non-whitespace-character-count="5103"/>
  </office:meta>
</office:document-meta>
</file>